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f4f" officeooo:paragraph-rsid="000d7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P3C7r3-1MP3r1UM</text:p>
      <text:p text:style-name="P1">Singapo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0:29:30.066834730</meta:creation-date>
    <dc:date>2021-11-13T10:33:40.994114125</dc:date>
    <meta:editing-duration>PT4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